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ky-blue, translucent as a butterfly's wing, the flimsy envelope let slip the flimsier page. The darker blue of the ink ran like poison, foreign and familiar. Jane was completely stilled by the absolute certain chill of sudden fear. There was a scent – was there a scent? - that might have been violets. Or her imagination. She looked at the paper as if it had come from Venus. She held in her hand – her fingers were actually touching - </text:p>
      <text:p text:style-name="Standard"/>
      <text:p text:style-name="Standard"/>
      <text:p text:style-name="Standard">But when you have stepped off the edge of the cliff, all you can do is keep fal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Jarman</meta:initial-creator>
    <meta:creation-date>2014-06-04T22:40:46</meta:creation-date>
    <dc:date>2014-06-05T08:27:51</dc:date>
    <dc:creator>Tim Jarman</dc:creator>
    <meta:editing-duration>P0D</meta:editing-duration>
    <meta:editing-cycles>2</meta:editing-cycles>
    <meta:generator>LibreOffice/3.5$Linux_X86_64 LibreOffice_project/350m1$Build-2</meta:generator>
    <meta:document-statistic meta:table-count="0" meta:image-count="0" meta:object-count="0" meta:page-count="1" meta:paragraph-count="2" meta:word-count="98" meta:character-count="522" meta:non-whitespace-character-count="425"/>
  </office:meta>
</office:document-meta>
</file>